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onsolas" fo:font-size="9.5pt" style:font-size-asian="9.5pt"/>
    </style:style>
    <style:style style:name="T1" style:family="text">
      <style:text-properties fo:color="#0000ff" loext:opacity="100%" style:font-name="Consolas" fo:font-size="9.5pt" style:font-size-asian="9.5pt"/>
    </style:style>
    <style:style style:name="T2" style:family="text">
      <style:text-properties fo:color="#000000" loext:opacity="100%" style:font-name="Consolas" fo:font-size="9.5pt" style:font-size-asian="9.5pt"/>
    </style:style>
    <style:style style:name="T3" style:family="text">
      <style:text-properties fo:color="#008000" loext:opacity="100%" style:font-name="Consolas" fo:font-size="9.5pt" style:font-size-asian="9.5pt"/>
    </style:style>
    <style:style style:name="T4" style:family="text">
      <style:text-properties fo:color="#808080" loext:opacity="100%" style:font-name="Consolas" fo:font-size="9.5pt" style:font-size-asian="9.5pt"/>
    </style:style>
    <style:style style:name="T5" style:family="text">
      <style:text-properties fo:color="#ff0000" loext:opacity="100%" style:font-name="Consolas" fo:font-size="9.5pt" style:font-size-asian="9.5pt"/>
    </style:style>
    <style:style style:name="T6" style:family="text">
      <style:text-properties fo:color="#ff00ff" loext:opacity="100%" style:font-name="Consolas" fo:font-size="9.5pt" style:font-size-asian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USE</text:span><text:span text:style-name="T2"> [sysprevnucleos_hom]</text:span></text:p>
      <text:p text:style-name="Standard"><text:span text:style-name="T1">GO</text:span></text:p>
      <text:p text:style-name="P1"/>
      <text:p text:style-name="Standard"><text:span text:style-name="T3">/****** Object: <text:s/>StoredProcedure [dbo].[PR_CONVERTER_NADIA] <text:s text:c="3"/>Script Date: 29/07/2021 14:06:27 ******/</text:span></text:p>
      <text:p text:style-name="Standard"><text:span text:style-name="T1">SET</text:span><text:span text:style-name="T2"> </text:span><text:span text:style-name="T1">ANSI_NULLS</text:span><text:span text:style-name="T2"> </text:span><text:span text:style-name="T1">ON</text:span></text:p>
      <text:p text:style-name="Standard"><text:span text:style-name="T1">GO</text:span></text:p>
      <text:p text:style-name="P1"/>
      <text:p text:style-name="Standard"><text:span text:style-name="T1">SET</text:span><text:span text:style-name="T2"> </text:span><text:span text:style-name="T1">QUOTED_IDENTIFIER</text:span><text:span text:style-name="T2"> </text:span><text:span text:style-name="T1">ON</text:span></text:p>
      <text:p text:style-name="Standard"><text:span text:style-name="T1">GO</text:span></text:p>
      <text:p text:style-name="P1"/>
      <text:p text:style-name="Standard"><text:span text:style-name="T2"><text:s text:c="7"/></text:span></text:p>
      <text:p text:style-name="Standard"><text:span text:style-name="T2"><text:s/></text:span></text:p>
      <text:p text:style-name="Standard"><text:span text:style-name="T2"><text:tab/> <text:s text:c="2"/></text:span><text:span text:style-name="T1">CREATE</text:span><text:span text:style-name="T2"> </text:span><text:span text:style-name="T1">PROCEDURE</text:span><text:span text:style-name="T2"> [dbo]</text:span><text:span text:style-name="T4">.</text:span><text:span text:style-name="T2">[PR_CONVERTER_NADIA]</text:span></text:p>
      <text:p text:style-name="Standard"><text:span text:style-name="T2"><text:s text:c="14"/>@IDIDC </text:span><text:span text:style-name="T1">VARCHAR</text:span><text:span text:style-name="T4">(</text:span><text:span text:style-name="T2">2</text:span><text:span text:style-name="T4">),</text:span></text:p>
      <text:p text:style-name="Standard"><text:span text:style-name="T2"><text:s text:c="14"/>@VRSAL </text:span><text:span text:style-name="T1">DECIMAL</text:span><text:span text:style-name="T4">(</text:span><text:span text:style-name="T2">12</text:span><text:span text:style-name="T4">,</text:span><text:span text:style-name="T2">2</text:span><text:span text:style-name="T4">),</text:span></text:p>
      <text:p text:style-name="Standard"><text:span text:style-name="T2"><text:s text:c="7"/><text:tab/> <text:s text:c="5"/>@VRCOV </text:span><text:span text:style-name="T1">DECIMAL</text:span><text:span text:style-name="T4">(</text:span><text:span text:style-name="T2">12</text:span><text:span text:style-name="T4">,</text:span><text:span text:style-name="T2">2</text:span><text:span text:style-name="T4">)</text:span><text:span text:style-name="T2"> </text:span><text:span text:style-name="T1">OUTPUT</text:span><text:span text:style-name="T4">,</text:span></text:p>
      <text:p text:style-name="Standard"><text:span text:style-name="T2"><text:tab/><text:tab/><text:tab/> <text:s/>@TTMERRO </text:span><text:span text:style-name="T1">VARCHAR</text:span><text:span text:style-name="T4">(</text:span><text:span text:style-name="T2">255</text:span><text:span text:style-name="T4">)</text:span><text:span text:style-name="T2"> </text:span><text:span text:style-name="T1">OUTPUT</text:span></text:p>
      <text:p text:style-name="Standard"><text:span text:style-name="T2"><text:s text:c="7"/></text:span></text:p>
      <text:p text:style-name="Standard"><text:span text:style-name="T2"><text:s text:c="13"/></text:span><text:span text:style-name="T1">AS</text:span><text:span text:style-name="T2"> </text:span></text:p>
      <text:p text:style-name="Standard"><text:span text:style-name="T2"><text:s text:c="7"/></text:span></text:p>
      <text:p text:style-name="Standard"><text:span text:style-name="T2"><text:s text:c="7"/></text:span><text:span text:style-name="T1">BEGIN</text:span></text:p>
      <text:p text:style-name="Standard"><text:span text:style-name="T2"><text:s text:c="7"/></text:span></text:p>
      <text:p text:style-name="Standard"><text:span text:style-name="T2"><text:s text:c="7"/><text:tab/><text:tab/><text:tab/></text:span><text:span text:style-name="T1">DECLARE</text:span><text:span text:style-name="T2"> @NVRFIN </text:span><text:span text:style-name="T1">DECIMAL</text:span><text:span text:style-name="T4">(</text:span><text:span text:style-name="T2">12</text:span><text:span text:style-name="T4">,</text:span><text:span text:style-name="T2">2</text:span><text:span text:style-name="T4">)</text:span></text:p>
      <text:p text:style-name="Standard"><text:span text:style-name="T2"><text:s text:c="7"/><text:tab/><text:tab/><text:tab/></text:span><text:span text:style-name="T1">DECLARE</text:span><text:span text:style-name="T2"> @NVRIDC </text:span><text:span text:style-name="T1">DECIMAL</text:span><text:span text:style-name="T4">(</text:span><text:span text:style-name="T2">16</text:span><text:span text:style-name="T4">,</text:span><text:span text:style-name="T2">9</text:span><text:span text:style-name="T4">)</text:span></text:p>
      <text:p text:style-name="Standard"><text:span text:style-name="T2"><text:tab/><text:tab/><text:tab/><text:tab/></text:span><text:span text:style-name="T1">DECLARE</text:span><text:span text:style-name="T2"> @SERRO </text:span><text:span text:style-name="T1">VARCHAR</text:span><text:span text:style-name="T4">(</text:span><text:span text:style-name="T2">255</text:span><text:span text:style-name="T4">)</text:span></text:p>
      <text:p text:style-name="P1"/>
      <text:p text:style-name="Standard"><text:span text:style-name="T2"><text:tab/><text:tab/><text:tab/><text:tab/></text:span><text:span text:style-name="T1">SET</text:span><text:span text:style-name="T2"> @SERRO </text:span><text:span text:style-name="T4">=</text:span><text:span text:style-name="T2"> </text:span><text:span text:style-name="T5">'Erro ao recuperar o indice'</text:span></text:p>
      <text:p text:style-name="P1"/>
      <text:p text:style-name="Standard"><text:span text:style-name="T2"><text:s text:c="7"/><text:tab/><text:tab/></text:span><text:span text:style-name="T1">SELECT</text:span><text:span text:style-name="T2"> @NVRIDC </text:span><text:span text:style-name="T4">=</text:span><text:span text:style-name="T2"> CDIDC</text:span></text:p>
      <text:p text:style-name="Standard"><text:span text:style-name="T2"><text:tab/><text:tab/><text:tab/></text:span><text:span text:style-name="T1">FROM</text:span><text:span text:style-name="T2"> FIN_VALINDICE</text:span></text:p>
      <text:p text:style-name="Standard"><text:span text:style-name="T2"><text:s text:c="7"/><text:tab/> <text:s text:c="2"/></text:span><text:span text:style-name="T3">--WHERE IDIDC = @IDIDC AND DTINIVIG = (SELECT MAX(DTINIVIG) FROM FIN_VALINDICE WHERE DTINIVIG &lt;= getdate())</text:span></text:p>
      <text:p text:style-name="P1"/>
      <text:p text:style-name="Standard"><text:span text:style-name="T2"><text:tab/><text:tab/> <text:s text:c="2"/></text:span><text:span text:style-name="T1">SET</text:span><text:span text:style-name="T2"> @NVRFIN </text:span><text:span text:style-name="T4">=</text:span><text:span text:style-name="T2"> @NVRIDC </text:span><text:span text:style-name="T4">*</text:span><text:span text:style-name="T2"> @VRSAL</text:span></text:p>
      <text:p text:style-name="Standard"><text:span text:style-name="T2"><text:s text:c="7"/></text:span></text:p>
      <text:p text:style-name="Standard"><text:span text:style-name="T2"><text:s text:c="7"/><text:tab/> <text:s text:c="2"/></text:span><text:span text:style-name="T1">SET</text:span><text:span text:style-name="T2"> @VRCOV </text:span><text:span text:style-name="T4">=</text:span><text:span text:style-name="T2"> @NVRFIN</text:span></text:p>
      <text:p text:style-name="P1"/>
      <text:p text:style-name="Standard"><text:span text:style-name="T2"><text:tab/><text:tab/> <text:s text:c="2"/></text:span><text:span text:style-name="T1">IF</text:span><text:span text:style-name="T4">(</text:span><text:span text:style-name="T6">@@ERROR</text:span><text:span text:style-name="T2"> </text:span><text:span text:style-name="T4">&lt;&gt;</text:span><text:span text:style-name="T2"> 0</text:span><text:span text:style-name="T4">)</text:span></text:p>
      <text:p text:style-name="P1"/>
      <text:p text:style-name="Standard"><text:span text:style-name="T2"><text:tab/><text:tab/><text:tab/><text:tab/></text:span><text:span text:style-name="T1">BEGIN</text:span></text:p>
      <text:p text:style-name="P1"/>
      <text:p text:style-name="Standard"><text:span text:style-name="T2"><text:tab/><text:tab/><text:tab/><text:tab/></text:span><text:span text:style-name="T1">PRINT</text:span><text:span text:style-name="T4">(</text:span><text:span text:style-name="T5">'Executada com sucesso'</text:span><text:span text:style-name="T4">)</text:span></text:p>
      <text:p text:style-name="P1"/>
      <text:p text:style-name="Standard"><text:span text:style-name="T2"><text:tab/><text:tab/><text:tab/><text:tab/><text:tab/></text:span><text:span text:style-name="T1">SET</text:span><text:span text:style-name="T2"> @TTMERRO </text:span><text:span text:style-name="T4">=</text:span><text:span text:style-name="T2"> @SERRO</text:span></text:p>
      <text:p text:style-name="P1"/>
      <text:p text:style-name="Standard"><text:span text:style-name="T2"><text:tab/><text:tab/><text:tab/><text:tab/></text:span><text:span text:style-name="T1">RETURN</text:span><text:span text:style-name="T2"> </text:span><text:span text:style-name="T4">-</text:span><text:span text:style-name="T2">1</text:span></text:p>
      <text:p text:style-name="P1"/>
      <text:p text:style-name="Standard"><text:span text:style-name="T2"><text:tab/><text:tab/><text:tab/><text:tab/></text:span><text:span text:style-name="T1">END</text:span></text:p>
      <text:p text:style-name="P1"/>
      <text:p text:style-name="Standard"><text:span text:style-name="T2"><text:tab/> <text:s text:c="2"/></text:span><text:span text:style-name="T1">SET</text:span><text:span text:style-name="T2"> @SERRO </text:span><text:span text:style-name="T4">=</text:span><text:span text:style-name="T2"> </text:span><text:span text:style-name="T5">'Erro ok'</text:span></text:p>
      <text:p text:style-name="P1"/>
      <text:p text:style-name="Standard"><text:span text:style-name="T2"><text:tab/> <text:s text:c="2"/></text:span><text:span text:style-name="T1">SET</text:span><text:span text:style-name="T2"> @TTMERRO </text:span><text:span text:style-name="T4">=</text:span><text:span text:style-name="T2"> @SERRO</text:span></text:p>
      <text:p text:style-name="Standard"><text:span text:style-name="T2"><text:s text:c="7"/><text:tab/><text:tab/></text:span></text:p>
      <text:p text:style-name="Standard"><text:span text:style-name="T2"><text:tab/><text:tab/><text:tab/></text:span></text:p>
      <text:p text:style-name="Standard"><text:span text:style-name="T2"><text:tab/><text:tab/></text:span><text:span text:style-name="T1">END</text:span></text:p>
      <text:p text:style-name="P1"/>
      <text:p text:style-name="Standard"><text:span text:style-name="T2"><text:tab/></text:span><text:span text:style-name="T3">--GO</text:span></text:p>
      <text:p text:style-name="Standard"><text:span text:style-name="T1">GO</text:span>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9T14:08:00.275000000</meta:creation-date>
    <dc:date>2021-07-29T14:08:46.625000000</dc:date>
    <meta:editing-duration>PT47S</meta:editing-duration>
    <meta:editing-cycles>1</meta:editing-cycles>
    <meta:document-statistic meta:table-count="0" meta:image-count="0" meta:object-count="0" meta:page-count="1" meta:paragraph-count="42" meta:word-count="111" meta:character-count="1002" meta:non-whitespace-character-count="699"/>
    <meta:generator>LibreOffice/7.1.4.2$Windows_X86_64 LibreOffice_project/a529a4fab45b75fefc5b6226684193eb000654f6</meta:generator>
  </office:meta>
</office:document-meta>
</file>